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style:font-size-asian="10pt" style:font-size-complex="10pt"/>
    </style:style>
    <style:style style:name="P7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Text_20_body_20__28_user_29_">
      <style:paragraph-properties fo:text-align="justify" style:justify-single-word="false"/>
      <style:text-properties fo:color="#2a6099" loext:opacity="100%" style:font-name="Arial1" fo:font-size="10pt" fo:font-weight="bold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9" style:family="paragraph" style:parent-style-name="Text_20_body_20__28_user_29_">
      <style:paragraph-properties fo:text-align="justify" style:justify-single-word="false"/>
      <style:text-properties officeooo:paragraph-rsid="001f449d"/>
    </style:style>
    <style:style style:name="P10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8pt" fo:letter-spacing="-0.004cm" fo:font-weight="bold" style:font-size-asian="8pt" style:font-weight-asian="bold" style:font-name-complex="Arial4" style:font-size-complex="8pt" style:font-weight-complex="bold"/>
    </style:style>
    <style:style style:name="P11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64b761" officeooo:paragraph-rsid="0049c87f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loext:opacity="100%" style:font-name="Arial1" fo:font-size="10pt" officeooo:paragraph-rsid="0042ed04" style:font-size-asian="10pt" style:font-size-complex="10pt"/>
    </style:style>
    <style:style style:name="P14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officeooo:paragraph-rsid="0042ed0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42ed04" style:font-size-asian="10pt" style:font-name-complex="Arial4" style:font-size-complex="10pt"/>
    </style:style>
    <style:style style:name="P16" style:family="paragraph" style:parent-style-name="Text_20_body_20__28_user_29_" style:master-page-name="Standard">
      <style:paragraph-properties fo:text-align="center" style:justify-single-word="false" style:page-number="auto"/>
      <style:text-properties officeooo:paragraph-rsid="003d974c"/>
    </style:style>
    <style:style style:name="P17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1" fo:font-size="10pt" officeooo:rsid="0046ecd6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1" fo:font-size="10pt" style:letter-kerning="true" fo:background-color="transparent" loext:char-shading-value="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officeooo:rsid="004083e5"/>
    </style:style>
    <style:style style:name="T5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6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7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8" style:family="text">
      <style:text-properties fo:font-weight="bold" officeooo:rsid="00149f96" style:font-weight-asian="bold" style:font-weight-complex="bold"/>
    </style:style>
    <style:style style:name="T9" style:family="text">
      <style:text-properties officeooo:rsid="004b1e2c"/>
    </style:style>
    <style:style style:name="T10" style:family="text">
      <style:text-properties style:font-name="Arial" fo:font-size="13pt" fo:font-style="italic" fo:font-weight="bold" officeooo:rsid="003cb6dc" style:letter-kerning="true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T11" style:family="text">
      <style:text-properties style:font-name="Arial" fo:font-size="13pt" fo:font-style="italic" fo:font-weight="bold" officeooo:rsid="003d974c" style:letter-kerning="true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T12" style:family="text">
      <style:text-properties style:font-name="Arial" fo:font-size="13pt" fo:font-style="italic" fo:font-weight="bold" officeooo:rsid="004bc8ca" style:letter-kerning="true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T13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0">E</text:span><text:span text:style-name="T11">DICTO </text:span><text:span text:style-name="T12">APROBACIÓN PROVISIONAL</text:span></text:p>
      <text:p text:style-name="P5"/>
      <text:p text:style-name="P11">Número de expediente: $$V_NUMEXP$$ </text:p>
      <text:p text:style-name="P11">Nombre del expediente: $$V_TITULOEXP$$</text:p>
      <text:p text:style-name="P11">Fecha: $$DIA_SISTEMA$$ <text:span text:style-name="T4">de</text:span> $$MES_SISTEMA$$ <text:span text:style-name="T4">de </text:span>$$EJERCICIO_SISTEMA$$</text:p>
      <text:p text:style-name="P6"/>
      <text:p text:style-name="P9"><text:span text:style-name="T1">Por la presente se hace saber que </text:span><text:span text:style-name="T2">el Pleno</text:span><text:span text:style-name="T1"> </text:span><text:span text:style-name="T3">$$DEL_AYTO$$ $$AYUNTAMIENTO$$</text:span><text:span text:style-name="T1">, en sesión celebrada el día $$F_F_APA$$, adoptó entre otros, el siguiente acuerdo: </text:span></text:p>
      <text:p text:style-name="P12">$$LISTA_DOC_NOTIFICAR$$</text:p>
      <text:p text:style-name="P8">[En el caso de aprobación inicial de las Ordenanzas, no suele incluirse en su publicación el texto íntegro de la misma, únicamente el extracto del acuerdo]</text:p>
      <text:p text:style-name="P7">Lo que se hace público de conformidad con lo dispuesto en el artículo 49 de la Ley 7/1985, de 2 de abril, Reguladora de Bases de Régimen Local, para que en el plazo de treinta días <text:span text:style-name="T4">hábiles</text:span>, contados a partir del siguiente al de su publicación en el «Boletín Oficial» de la provincia, puedan examinar el expediente y se formulen las reclamaciones que estimen convenientes los/<text:span text:style-name="T9">las</text:span> interesados/<text:span text:style-name="T9">as</text:span>. Si durante dicho período de exposición no se presenta reclamación alguna se considerará definitivamente aprobado el anterior acuerdo. </text:p>
      <text:p text:style-name="P13"/>
      <text:p text:style-name="P15"><text:span text:style-name="Fuente_20_de_20_párrafo_20_predeter."><text:span text:style-name="T7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6"><text:text-input text:description="JOOScript">${(FIRMANTES_FDO_AUXILIAR)!}</text:text-input></text:span></text:span><text:span text:style-name="T8"><text:s/></text:span><text:span text:style-name="Fuente_20_de_20_párrafo_20_predeter."><text:span text:style-name="T5"><text:text-input text:description="JOOScript">${(FIRMANTES_AUXILIAR)!}</text:text-input></text:span></text:span><text:span text:style-name="Fuente_20_de_20_párrafo_20_predeter."><text:span text:style-name="T5"><text:s/></text:span></text:span></text:p>
      <text:p text:style-name="P14"><text:span text:style-name="Fuente_20_de_20_párrafo_20_predeter."><text:span text:style-name="T5"><text:text-input text:description="JOOScript">${(FIRMANTE_DELEGACION_AUXILIAR)!}</text:text-input></text:span></text:span><text:span text:style-name="Fuente_20_de_20_párrafo_20_predeter."><text:span text:style-name="T5"><text:s/></text:span></text:span></text:p>
      <text:p text:style-name="P10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8</meta:editing-cycles>
    <meta:creation-date>2019-09-12T08:50:52.807000000</meta:creation-date>
    <meta:editing-duration>P1DT8H41M14S</meta:editing-duration>
    <meta:generator>LibreOffice/7.0.2.2$Windows_X86_64 LibreOffice_project/8349ace3c3162073abd90d81fd06dcfb6b36b994</meta:generator>
    <dc:date>2021-03-04T12:37:50.126000000</dc:date>
    <dc:creator>N G</dc:creator>
    <meta:document-statistic meta:table-count="0" meta:image-count="0" meta:object-count="0" meta:page-count="1" meta:paragraph-count="16" meta:word-count="168" meta:character-count="1238" meta:non-whitespace-character-count="1087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